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4.419791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2">
            <text:p>يحتاج تطبيق<text:s/><text:span text:style-name="T2">{{appName}}</text:span><text:s/>إذن بالوصول<text:s/><text:span text:style-name="T3">إلى المعرض<text:s/></text:span>لحفظ الصورة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2">
            <text:p>يحتاج تطبيق<text:s/><text:span text:style-name="T2">{{appName}}</text:span><text:s/>إذن بالوصول<text:s/><text:span text:style-name="T3">إلى الموقع للعثور على الأماكن القريبة.</text:span>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07:59:50Z</dc:date>
    <meta:editing-duration>PT0S</meta:editing-duration>
  </office:meta>
</office:document-meta>
</file>